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1afdb" officeooo:paragraph-rsid="0001afdb"/>
    </style:style>
    <style:style style:name="P2" style:family="paragraph" style:parent-style-name="Standard">
      <style:text-properties officeooo:rsid="0001de31" officeooo:paragraph-rsid="0001de31"/>
    </style:style>
    <style:style style:name="P3" style:family="paragraph" style:parent-style-name="Standard">
      <style:paragraph-properties fo:text-indent="0cm" style:auto-text-indent="false"/>
      <style:text-properties officeooo:paragraph-rsid="0001de31"/>
    </style:style>
    <style:style style:name="P4" style:family="paragraph" style:parent-style-name="Standard">
      <style:paragraph-properties fo:text-indent="0cm" style:auto-text-indent="false"/>
      <style:text-properties officeooo:paragraph-rsid="000389aa"/>
    </style:style>
    <style:style style:name="P5" style:family="paragraph" style:parent-style-name="Standard">
      <style:paragraph-properties fo:text-indent="0cm" style:auto-text-indent="false"/>
      <style:text-properties officeooo:paragraph-rsid="0001afdb"/>
    </style:style>
    <style:style style:name="P6" style:family="paragraph" style:parent-style-name="Standard">
      <style:paragraph-properties fo:text-indent="0cm" style:auto-text-indent="false"/>
      <style:text-properties officeooo:rsid="0001de31" officeooo:paragraph-rsid="0001de31"/>
    </style:style>
    <style:style style:name="P7" style:family="paragraph" style:parent-style-name="Standard">
      <style:paragraph-properties fo:text-indent="0cm" style:auto-text-indent="false"/>
      <style:text-properties officeooo:rsid="0009f1c8" officeooo:paragraph-rsid="0009f1c8"/>
    </style:style>
    <style:style style:name="P8" style:family="paragraph" style:parent-style-name="Standard">
      <style:paragraph-properties fo:text-indent="0cm" style:auto-text-indent="false"/>
      <style:text-properties officeooo:rsid="000dd405" officeooo:paragraph-rsid="000dd405"/>
    </style:style>
    <style:style style:name="P9" style:family="paragraph" style:parent-style-name="Standard">
      <style:paragraph-properties fo:text-indent="0cm" style:auto-text-indent="false"/>
      <style:text-properties officeooo:rsid="00146d9a" officeooo:paragraph-rsid="00146d9a"/>
    </style:style>
    <style:style style:name="P10" style:family="paragraph" style:parent-style-name="Standard">
      <style:paragraph-properties fo:text-indent="0cm" style:auto-text-indent="false"/>
      <style:text-properties officeooo:rsid="00127c19" officeooo:paragraph-rsid="00146d9a"/>
    </style:style>
    <style:style style:name="P11" style:family="paragraph" style:parent-style-name="Standard">
      <style:paragraph-properties fo:text-indent="0cm" style:auto-text-indent="false"/>
      <style:text-properties officeooo:rsid="0015fc20" officeooo:paragraph-rsid="0015fc20"/>
    </style:style>
    <style:style style:name="P12" style:family="paragraph" style:parent-style-name="Standard">
      <style:paragraph-properties fo:text-indent="0cm" style:auto-text-indent="false"/>
      <style:text-properties officeooo:rsid="00169629" officeooo:paragraph-rsid="00169629"/>
    </style:style>
    <style:style style:name="P13" style:family="paragraph" style:parent-style-name="Standard">
      <style:paragraph-properties fo:text-indent="0cm" style:auto-text-indent="false"/>
      <style:text-properties officeooo:rsid="001065c3" officeooo:paragraph-rsid="001065c3"/>
    </style:style>
    <style:style style:name="P14" style:family="paragraph" style:parent-style-name="Normal_20__28_Web_29_">
      <style:paragraph-properties fo:margin-top="0.494cm" fo:margin-bottom="0.494cm" style:contextual-spacing="false" fo:text-align="justify" style:justify-single-word="false"/>
      <style:text-properties officeooo:paragraph-rsid="001065c3"/>
    </style:style>
    <style:style style:name="P15" style:family="paragraph" style:parent-style-name="Normal_20__28_Web_29_">
      <style:paragraph-properties fo:margin-top="0.494cm" fo:margin-bottom="0.494cm" style:contextual-spacing="false" fo:text-align="justify" style:justify-single-word="false"/>
      <style:text-properties officeooo:rsid="001065c3" officeooo:paragraph-rsid="001065c3"/>
    </style:style>
    <style:style style:name="T1" style:family="text">
      <style:text-properties style:font-name-complex="Times New Roman1" style:font-size-complex="12pt"/>
    </style:style>
    <style:style style:name="T2" style:family="text">
      <style:text-properties officeooo:rsid="0006de8d" style:font-name-complex="Times New Roman1" style:font-size-complex="12pt"/>
    </style:style>
    <style:style style:name="T3" style:family="text">
      <style:text-properties officeooo:rsid="0001de31" style:font-name-complex="Times New Roman1" style:font-size-complex="12pt"/>
    </style:style>
    <style:style style:name="T4" style:family="text">
      <style:text-properties officeooo:rsid="000389aa" style:font-name-complex="Times New Roman1" style:font-size-complex="12pt"/>
    </style:style>
    <style:style style:name="T5" style:family="text">
      <style:text-properties officeooo:rsid="00087a82" style:font-name-complex="Times New Roman1" style:font-size-complex="12pt"/>
    </style:style>
    <style:style style:name="T6" style:family="text">
      <style:text-properties officeooo:rsid="0009f1c8" style:font-name-complex="Times New Roman1" style:font-size-complex="12pt"/>
    </style:style>
    <style:style style:name="T7" style:family="text">
      <style:text-properties officeooo:rsid="000aa038" style:font-name-complex="Times New Roman1" style:font-size-complex="12pt"/>
    </style:style>
    <style:style style:name="T8" style:family="text">
      <style:text-properties officeooo:rsid="000b73ae" style:font-name-complex="Times New Roman1" style:font-size-complex="12pt"/>
    </style:style>
    <style:style style:name="T9" style:family="text">
      <style:text-properties officeooo:rsid="000dd405" style:font-name-complex="Times New Roman1" style:font-size-complex="12pt"/>
    </style:style>
    <style:style style:name="T10" style:family="text">
      <style:text-properties officeooo:rsid="00168d4f" style:font-name-complex="Times New Roman1" style:font-size-complex="12pt"/>
    </style:style>
    <style:style style:name="T11" style:family="text">
      <style:text-properties officeooo:rsid="0011a101" style:font-name-complex="Times New Roman1" style:font-size-complex="12pt"/>
    </style:style>
    <style:style style:name="T12" style:family="text">
      <style:text-properties style:font-name-complex="Times New Roman1" style:font-size-complex="12pt" style:text-overline-style="solid" style:text-overline-width="auto" style:text-overline-color="font-color"/>
    </style:style>
    <style:style style:name="T13" style:family="text">
      <style:text-properties style:text-position="sub 58%" officeooo:rsid="0011a101" style:font-name-complex="Times New Roman1" style:font-size-complex="12pt"/>
    </style:style>
    <style:style style:name="T14" style:family="text">
      <style:text-properties officeooo:rsid="001065c3" style:font-name-complex="Times New Roman1" style:font-size-complex="12pt"/>
    </style:style>
    <style:style style:name="T15" style:family="text">
      <style:text-properties officeooo:rsid="000f996c" style:font-name-complex="Times New Roman1" style:font-size-complex="12pt"/>
    </style:style>
    <style:style style:name="T16" style:family="text">
      <style:text-properties officeooo:rsid="0015fc20" style:font-name-complex="Times New Roman1" style:font-size-complex="12pt"/>
    </style:style>
    <style:style style:name="T17" style:family="text">
      <style:text-properties officeooo:rsid="00146d9a" style:font-name-complex="Times New Roman1" style:font-size-complex="12pt"/>
    </style:style>
    <style:style style:name="T18" style:family="text">
      <style:text-properties officeooo:rsid="00169629" style:font-name-complex="Times New Roman1" style:font-size-complex="12pt"/>
    </style:style>
    <style:style style:name="T19" style:family="text">
      <style:text-properties fo:language="en" fo:country="US"/>
    </style:style>
    <style:style style:name="T20" style:family="text">
      <style:text-properties fo:language="en" fo:country="US" style:font-name-complex="Times New Roman1" style:font-size-complex="12pt"/>
    </style:style>
    <style:style style:name="T21" style:family="text">
      <style:text-properties fo:language="en" fo:country="US" officeooo:rsid="001065c3" style:font-name-complex="Times New Roman1" style:font-size-complex="12pt"/>
    </style:style>
    <style:style style:name="T22" style:family="text">
      <style:text-properties fo:language="en" fo:country="US" fo:font-style="italic" style:font-style-asian="italic" style:font-name-complex="Times New Roman1" style:font-size-complex="12pt" style:font-style-complex="italic"/>
    </style:style>
    <style:style style:name="T23" style:family="text">
      <style:text-properties fo:language="en" fo:country="US" fo:font-style="italic" officeooo:rsid="001065c3" style:font-style-asian="italic" style:font-name-complex="Times New Roman1" style:font-size-complex="12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aking most of measurement error and uncertainty in empirical music psychology</text:p>
      <text:p text:style-name="Standard"/>
      <text:p text:style-name="P1">DM, KGF</text:p>
      <text:p text:style-name="P1"/>
      <text:p text:style-name="P2">Background</text:p>
      <text:p text:style-name="P1"/>
      <text:p text:style-name="P3" loext:marker-style-name="T1"><text:span text:style-name="T1">Measurement error (ME) and uncertaint</text:span><text:span text:style-name="T2">y</text:span><text:span text:style-name="T1"> in measurements are omni-present in empirical research. </text:span></text:p>
      <text:p text:style-name="P4" loext:marker-style-name="T1"><text:span text:style-name="T3">Measurement errors and uncertainty arise in all situations where the measurement instrument or process are not </text:span><text:span text:style-name="T2">optimal</text:span><text:span text:style-name="T3">. In music psychology </text:span><text:span text:style-name="T2">this </text:span><text:span text:style-name="T3">is the case, for example, when the reliability or internal consistency (e.g. Cronbach’s alpha) of a questionnaire is &lt;1, when proxy measures instead of gold-standard measures are used (e.g. number of practice hours estimated in retrospect vs. </text:span><text:span text:style-name="T2">precise </text:span><text:span text:style-name="T3">daily practice logs), or when musical </text:span><text:span text:style-name="T2">ability </text:span><text:span text:style-name="T3">tests only use a limited number of items, test</text:span><text:span text:style-name="T4">ees</text:span><text:span text:style-name="T3"> are </text:span><text:span text:style-name="T4">largely </text:span><text:span text:style-name="T3">guessing answers, </text:span><text:span text:style-name="T4">or participants are not fully attentive during test session. In all of these situations empirical results may substantially differ from results that could have been obtained under optimal measurement conditions. While researchers in music psychology are generally aware of the imprecis</text:span><text:span text:style-name="T2">i</text:span><text:span text:style-name="T4">on and uncertainty introduced through the measurement process</text:span><text:span text:style-name="T1">, ME is rarely explicitly accounted for in empirical studies in music psychology, despite the fact that it poses a very real threat to the validity and replicability of research results. </text:span><text:span text:style-name="T2">A noteworthy</text:span><text:span text:style-name="T4"> exception are meta-analyses that account for the reliability of measurement instrument</text:span><text:span text:style-name="T2">s in the aggregation of effect sizes (</text:span><text:span text:style-name="T4">e.g., Platz </text:span><text:span text:style-name="T5">et al.</text:span><text:span text:style-name="T4">, 2014). </text:span></text:p>
      <text:p text:style-name="P4" loext:marker-style-name="T1"><text:span text:style-name="T1"/></text:p>
      <text:p text:style-name="P4" loext:marker-style-name="T1"><text:span text:style-name="T1">Therefore, this paper describes the different types, potential sources, and available as strategies for accounting for ME in empirical research with a special focus on applications music psychology. Different strategies for handling ME are put to test on simulated datasets that represent common measurement scenarios in music psychology research. Finally, the analysis of a real dataset on the relationships between music perception ability, fluid intelligence, musical training, and musical home environment shows how not accounting for ME or employing naive strategies for dealing with ME can lead to vastly different results. </text:span></text:p>
      <text:p text:style-name="P5" loext:marker-style-name="T1"><text:span text:style-name="T1"/></text:p>
      <text:p text:style-name="P6" loext:marker-style-name="T1"><text:span text:style-name="T1">Aims</text:span></text:p>
      <text:p text:style-name="P4" loext:marker-style-name="T1"><text:span text:style-name="T4">The aim of </text:span><text:span text:style-name="T1">this paper </text:span><text:span text:style-name="T4">is to </text:span><text:span text:style-name="T1">describe the different types </text:span><text:span text:style-name="T6">and </text:span><text:span text:style-name="T1">potential sources </text:span><text:span text:style-name="T6">of ME as well as</text:span><text:span text:style-name="T1"> available strategies </text:span><text:span text:style-name="T6">that can </text:span><text:span text:style-name="T1">account </text:span><text:span text:style-name="T6">and correct </text:span><text:span text:style-name="T1">for ME in empirical music psychology </text:span><text:span text:style-name="T4">research</text:span><text:span text:style-name="T1">. </text:span><text:span text:style-name="T6">We aim to analyse </text:span><text:span text:style-name="T1">simulated </text:span><text:span text:style-name="T6">and actual empirical </text:span><text:span text:style-name="T1">datasets </text:span><text:span text:style-name="T6">to demonstrate how accounting for measurement error can make a substantial difference to empirical results. </text:span></text:p>
      <text:p text:style-name="P6" loext:marker-style-name="T1"><text:span text:style-name="T1"/></text:p>
      <text:p text:style-name="P6" loext:marker-style-name="T1"><text:span text:style-name="T1">Methods</text:span></text:p>
      <text:p text:style-name="P7" loext:marker-style-name="T1"><text:span text:style-name="T1">Study 1 </text:span><text:span text:style-name="T7">uses</text:span><text:span text:style-name="T1"> simulated datasets from 3 prototypical research scenarios </text:span><text:span text:style-name="T7">(a psychoacoustic study, an observational study, and an individual differences study) where different types (classical, systematic, heteroscedastic, and differential error) and degrees of ME have been added to the data. </text:span><text:span text:style-name="T8">Simulations are run for </text:span><text:span text:style-name="T7">different samples sizes </text:span><text:span text:style-name="T8">(</text:span><text:span text:style-name="T7">n=50, n=500, n=5000</text:span><text:span text:style-name="T8">), altogether</text:span><text:span text:style-name="T7"> </text:span><text:span text:style-name="T8">generating producing 90</text:span><text:span text:style-name="T9">0</text:span><text:span text:style-name="T8"> datasets </text:span><text:span text:style-name="T9">for</text:span><text:span text:style-name="T8"> each research scenario</text:span><text:span text:style-name="T9">s 1 and 2 and 360 datasets for scenario 3</text:span><text:span text:style-name="T8">. </text:span><text:span text:style-name="T7">Data are analysed with f</text:span><text:span text:style-name="T9">ive</text:span><text:span text:style-name="T7"> </text:span><text:span text:style-name="T9">procedures</text:span><text:span text:style-name="T7"> that account for ME in different ways (outlier exclusion, </text:span><text:span text:style-name="T10">inverse error </text:span><text:span text:style-name="T7">weighting, </text:span><text:span text:style-name="T9">simulation extrapolation (SIMEX), </text:span><text:span text:style-name="T7">latent variable disattenuation, multiple imputation) and compared to to uncorrected results. </text:span><text:span text:style-name="T10">Data were analysed with linear regression models.</text:span></text:p>
      <text:p text:style-name="P8" loext:marker-style-name="T1"><text:span text:style-name="T7">S</text:span><text:span text:style-name="T1">tudy 2 uses empirical data (n = </text:span><text:span text:style-name="T11">7263</text:span><text:span text:style-name="T1">, </text:span><text:span text:style-name="T12">age</text:span><text:span text:style-name="T1"> = </text:span><text:span text:style-name="T11">12.5, </text:span><text:span text:style-name="T1">SD</text:span><text:span text:style-name="T13">age</text:span><text:span text:style-name="T1"> = </text:span><text:span text:style-name="T11">1.7</text:span><text:span text:style-name="T1">, </text:span><text:span text:style-name="T11">59.4</text:span><text:span text:style-name="T1">% female) from the LongGold project (Müllensiefen et al., 2022) comparable to the data simulated in Study 1, scenario 3. Scores from a test of beat perception ability (Harrison &amp; Müllensiefen, 2018) are regressed onto scores from a test of fluid intelligence (</text:span><text:span text:style-name="T14">Condon &amp; Revelle, 2014</text:span><text:span text:style-name="T1">) and self-reported musical training </text:span><text:span text:style-name="T14">(Müllensiefen et al., 2014)</text:span><text:span text:style-name="T1">. Estimates of the standard error of measurement </text:span><text:span text:style-name="T14">of each beat perception and fluid intelligence scores </text:span><text:span text:style-name="T1">are used in combination with a multiple imputation procedure </text:span><text:span text:style-name="T15">to correct for ME.</text:span></text:p>
      <text:p text:style-name="P6" loext:marker-style-name="T1"><text:span text:style-name="T1"/></text:p>
      <text:p text:style-name="P6" loext:marker-style-name="T1"><text:soft-page-break/><text:span text:style-name="T1">Results</text:span></text:p>
      <text:p text:style-name="P9" loext:marker-style-name="T1"><text:span text:style-name="T1">Results of the simulations showed </text:span><text:span text:style-name="T10">that regression coefficients can be biased up to 70% when large amount of ME affect the data and no correction is applied. C</text:span><text:span text:style-name="T1">lear differences between the four ME correction procedures </text:span><text:span text:style-name="T10">are visible, but</text:span><text:span text:style-name="T1"> </text:span><text:span text:style-name="T10">n</text:span><text:span text:style-name="T1">o single procedure was superior across all simulation conditions. </text:span><text:span text:style-name="T10">However,</text:span><text:span text:style-name="T1"> the latent variable disattentuation procedure retrieved results fairly close to the true results for most error types and when ME amounts were small to moderate. Multiple imputation </text:span><text:span text:style-name="T16">and </text:span><text:span text:style-name="T10">inverse error </text:span><text:span text:style-name="T16">weighting </text:span><text:span text:style-name="T1">also </text:span><text:span text:style-name="T16">achieved very good results on many datasets, especially with large sample sizes and when the ME provided to the procedure was approximately accurate. </text:span></text:p>
      <text:p text:style-name="P10" loext:marker-style-name="T1"><text:span text:style-name="T1"/></text:p>
      <text:p text:style-name="P10" loext:marker-style-name="T1"><text:span text:style-name="T1">Results from the </text:span><text:span text:style-name="T17">analysis of the empirical dataset showed that regression coefficients differed up to 30% after applying ME correction procedures. Some coefficients decreased in size while other increased.</text:span></text:p>
      <text:p text:style-name="P6" loext:marker-style-name="T1"><text:span text:style-name="T1"/></text:p>
      <text:p text:style-name="P6" loext:marker-style-name="T1"><text:span text:style-name="T1">Discussion and Conclusion</text:span></text:p>
      <text:p text:style-name="P11" loext:marker-style-name="T1"><text:span text:style-name="T1">The results of the simulation clearly demonstrate that </text:span><text:span text:style-name="T10">through the application of </text:span><text:span text:style-name="T1">ME correction procedures </text:span><text:span text:style-name="T10">it is possible to obtain regression results that are much closer to the truth than naive, i.e. uncorrected linear regressions. </text:span><text:span text:style-name="T18">Which correction procedure to apply depends on the expected size and type of error and the size of the sample. </text:span></text:p>
      <text:p text:style-name="P12" loext:marker-style-name="T1"><text:span text:style-name="T1">The analysis of the empirical dataset demonstrates that ME correction can make a real difference to research outcomes and interpretations. In addition, the insights from the simulation study show that accounting for ME offers a real opportunity to obtain empirical results that come closer to the <text:s/>truth.</text:span></text:p>
      <text:p text:style-name="P6" loext:marker-style-name="T1"><text:span text:style-name="T1"/></text:p>
      <text:p text:style-name="P13" loext:marker-style-name="T1"><text:span text:style-name="T1">References</text:span></text:p>
      <text:p text:style-name="P13" loext:marker-style-name="T1"><text:span text:style-name="T1"/></text:p>
      <text:p text:style-name="P14" loext:marker-style-name="T19"><text:span text:style-name="T20">Condon, D. M., and Revelle, W. (2014). The international cognitive ability resource: development and initial validation of a public-domain measure. Intelligence 43, 52–64.</text:span></text:p>
      <text:p text:style-name="P14" loext:marker-style-name="T19"><text:span text:style-name="T20">Harrison P. M. C., Müllensiefen D. (2018). Development and validation of the computerised Adaptive Beat Alignment Test (CA-BAT). </text:span><text:span text:style-name="Emphasis"><text:span text:style-name="T20">Scientific Reports</text:span></text:span><text:span text:style-name="T20">, 8, 12395. </text:span><text:a xlink:type="simple" xlink:href="https://doi.org/10.1038/s41598-018-30318-8" text:style-name="Internet_20_link" text:visited-style-name="Visited_20_Internet_20_Link"><text:span text:style-name="T20">https://doi.org/10.1038/s41598-018-30318-8</text:span></text:a></text:p>
      <text:p text:style-name="P14" loext:marker-style-name="T19"><text:span text:style-name="T20">Müllensiefen D., Gingras B., Musil J., Stewart L. (2014). The musicality of non-musicians: An index for assessing musical sophistication in the general population. </text:span><text:span text:style-name="Emphasis"><text:span text:style-name="T20">PLOS ONE</text:span></text:span><text:span text:style-name="T20">, 9(2), Article e89642. </text:span><text:a xlink:type="simple" xlink:href="https://doi.org/10.1371/journal.pone.0089642" text:style-name="Internet_20_link" text:visited-style-name="Visited_20_Internet_20_Link"><text:span text:style-name="T20">https://doi.org/10.1371/journal.pone.0089642</text:span></text:a></text:p>
      <text:p text:style-name="P14" loext:marker-style-name="T19"><text:span text:style-name="T20">Müllensiefen D., Elvers P., Frieler K. (2022). Musical development during adolescence: Perceptual skills, cognitive resources, and musical training. </text:span><text:span text:style-name="Emphasis"><text:span text:style-name="T20">Annals of the New York Academy of Sciences</text:span></text:span><text:span text:style-name="T20">, 1518(1), 264–281. </text:span><text:a xlink:type="simple" xlink:href="https://doi.org/10.1111/nyas.14911" text:style-name="Internet_20_link" text:visited-style-name="Visited_20_Internet_20_Link"><text:span text:style-name="T20">https://doi.org/10.1111/nyas.14911</text:span></text:a></text:p>
      <text:p text:style-name="P14" loext:marker-style-name="T19"><text:span text:style-name="T21">Platz, F., Kopiez, R., Lehmann, A.C., &amp; Wolf, A. (2014). </text:span><text:span text:style-name="T20">The influence of deliberate practice on musical achievement: </text:span><text:span text:style-name="T21">A</text:span><text:span text:style-name="T20"> meta-analysis. </text:span><text:span text:style-name="T22">Front</text:span><text:span text:style-name="T23">iers in</text:span><text:span text:style-name="T22"> Psychol</text:span><text:span text:style-name="T23">ogy</text:span><text:span text:style-name="T20">, </text:span>5. <text:a xlink:type="simple" xlink:href="https://doi.org/10.3389/fpsyg.2014.00646" text:style-name="Internet_20_link" text:visited-style-name="Visited_20_Internet_20_Link">https://doi.org/10.3389/fpsyg.2014.00646 </text:a></text:p>
      <text:p text:style-name="P14" loext:marker-style-name="T19"><text:span text:style-name="T20"/></text:p>
      <text:p text:style-name="P15" loext:marker-style-name="T19"><text:soft-page-break/><text:span text:style-name="T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it" style:country-asian="IT" style:font-name-complex="Times New Roman1" style:font-family-complex="'Times New Roman'"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0T09:58:08.294874496</meta:creation-date>
    <dc:date>2025-01-29T16:17:40.438630430</dc:date>
    <meta:editing-duration>P9DT4H16M4S</meta:editing-duration>
    <meta:editing-cycles>10</meta:editing-cycles>
    <meta:generator>LibreOffice/24.8.3.2$MacOSX_X86_64 LibreOffice_project/48a6bac9e7e268aeb4c3483fcf825c94556d9f92</meta:generator>
    <meta:document-statistic meta:table-count="0" meta:image-count="0" meta:object-count="0" meta:page-count="3" meta:paragraph-count="23" meta:word-count="930" meta:character-count="6412" meta:non-whitespace-character-count="5499"/>
  </office:meta>
</office:document-meta>
</file>